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1b8b62" officeooo:paragraph-rsid="001b8b62" style:font-size-asian="35pt" style:font-size-complex="40pt"/>
    </style:style>
    <style:style style:name="P2" style:family="paragraph" style:parent-style-name="Standard">
      <style:paragraph-properties fo:text-align="center" style:justify-single-word="false"/>
      <style:text-properties fo:font-size="12pt" officeooo:rsid="001b8b62" officeooo:paragraph-rsid="001b8b62" style:font-size-asian="10.5pt" style:font-size-complex="12pt"/>
    </style:style>
    <style:style style:name="P3" style:family="paragraph" style:parent-style-name="Standard">
      <style:paragraph-properties fo:text-align="start" style:justify-single-word="false"/>
      <style:text-properties fo:font-size="12pt" officeooo:rsid="001b8b62" officeooo:paragraph-rsid="001b8b62" style:font-size-asian="10.5pt" style:font-size-complex="12pt"/>
    </style:style>
    <style:style style:name="P4" style:family="paragraph" style:parent-style-name="Standard">
      <style:paragraph-properties fo:text-align="start" style:justify-single-word="false"/>
      <style:text-properties fo:font-size="12pt" officeooo:rsid="001c048b" officeooo:paragraph-rsid="001c1010" style:font-size-asian="10.5pt" style:font-size-complex="12pt"/>
    </style:style>
    <style:style style:name="P5" style:family="paragraph" style:parent-style-name="Standard">
      <style:paragraph-properties fo:text-align="start" style:justify-single-word="false"/>
      <style:text-properties fo:font-size="12pt" officeooo:rsid="001cb0b1" officeooo:paragraph-rsid="001cb0b1" style:font-size-asian="10.5pt" style:font-size-complex="12pt"/>
    </style:style>
    <style:style style:name="P6" style:family="paragraph" style:parent-style-name="Standard">
      <style:paragraph-properties fo:text-align="start" style:justify-single-word="false"/>
      <style:text-properties fo:font-size="12pt" officeooo:rsid="001d0a70" officeooo:paragraph-rsid="001d0a70" style:font-size-asian="10.5pt" style:font-size-complex="12pt"/>
    </style:style>
    <style:style style:name="P7" style:family="paragraph" style:parent-style-name="Standard">
      <style:paragraph-properties fo:text-align="start" style:justify-single-word="false"/>
      <style:text-properties fo:font-size="20pt" officeooo:rsid="001b8b62" officeooo:paragraph-rsid="001b8b62" style:font-size-asian="20pt" style:font-size-complex="20pt"/>
    </style:style>
    <style:style style:name="P8" style:family="paragraph" style:parent-style-name="Standard">
      <style:paragraph-properties fo:text-align="start" style:justify-single-word="false"/>
      <style:text-properties fo:font-size="20pt" officeooo:rsid="001c048b" officeooo:paragraph-rsid="001c048b" style:font-size-asian="17.5pt" style:font-size-complex="20pt"/>
    </style:style>
    <style:style style:name="P9" style:family="paragraph" style:parent-style-name="Standard">
      <style:paragraph-properties fo:text-align="start" style:justify-single-word="false"/>
      <style:text-properties fo:font-size="20pt" officeooo:rsid="001cb0b1" officeooo:paragraph-rsid="001cb0b1" style:font-size-asian="17.5pt" style:font-size-complex="20pt"/>
    </style:style>
    <style:style style:name="P10" style:family="paragraph" style:parent-style-name="Standard">
      <style:paragraph-properties fo:text-align="start" style:justify-single-word="false"/>
      <style:text-properties fo:font-size="20pt" officeooo:rsid="001d0a70" officeooo:paragraph-rsid="001d0a70" style:font-size-asian="17.5pt" style:font-size-complex="20pt"/>
    </style:style>
    <style:style style:name="P11" style:family="paragraph" style:parent-style-name="Standard">
      <style:paragraph-properties fo:text-align="start" style:justify-single-word="false" fo:break-before="page"/>
      <style:text-properties fo:font-size="20pt" officeooo:rsid="001b8b62" officeooo:paragraph-rsid="001b8b62" style:font-size-asian="20pt" style:font-size-complex="20pt"/>
    </style:style>
    <style:style style:name="P12" style:family="paragraph" style:parent-style-name="Standard">
      <style:paragraph-properties fo:text-align="start" style:justify-single-word="false"/>
      <style:text-properties fo:font-size="12pt" officeooo:rsid="001d0a70" officeooo:paragraph-rsid="001d0a70" style:font-size-asian="10.5pt" style:font-size-complex="12pt"/>
    </style:style>
    <style:style style:name="P13" style:family="paragraph" style:parent-style-name="Standard">
      <style:paragraph-properties fo:text-align="start" style:justify-single-word="false"/>
      <style:text-properties fo:font-size="12pt" officeooo:rsid="001f0fe1" officeooo:paragraph-rsid="001f0fe1" style:font-size-asian="10.5pt" style:font-size-complex="12pt"/>
    </style:style>
    <style:style style:name="P14" style:family="paragraph" style:parent-style-name="Standard">
      <style:paragraph-properties fo:text-align="start" style:justify-single-word="false"/>
      <style:text-properties fo:font-size="20pt" officeooo:rsid="001f0fe1" officeooo:paragraph-rsid="001f0fe1" style:font-size-asian="17.5pt" style:font-size-complex="20pt"/>
    </style:style>
    <style:style style:name="P15" style:family="paragraph" style:parent-style-name="Standard">
      <style:paragraph-properties fo:text-align="start" style:justify-single-word="false" fo:break-before="page"/>
      <style:text-properties fo:font-size="20pt" officeooo:rsid="001f0fe1" officeooo:paragraph-rsid="001f0fe1" style:font-size-asian="17.5pt" style:font-size-complex="20pt"/>
    </style:style>
    <style:style style:name="T1" style:family="text">
      <style:text-properties officeooo:rsid="001c1010"/>
    </style:style>
    <style:style style:name="T2" style:family="text">
      <style:text-properties officeooo:rsid="001cb0b1"/>
    </style:style>
    <style:style style:name="T3" style:family="text">
      <style:text-properties officeooo:rsid="001d0a70"/>
    </style:style>
    <style:style style:name="T4" style:family="text">
      <style:text-properties officeooo:rsid="00203487"/>
    </style:style>
    <style:style style:name="T5" style:family="text">
      <style:text-properties officeooo:rsid="00222e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The guard files</text:p>
      <text:p text:style-name="P2">game design document</text:p>
      <text:p text:style-name="P2">Forget</text:p>
      <text:p text:style-name="P2">Natael</text:p>
      <text:p text:style-name="P2">JV1B</text:p>
      <text:p text:style-name="P11">quel public ai-je ciblé ?</text:p>
      <text:p text:style-name="P7"/>
      <text:p text:style-name="P3">J’ai avant tout ciblé un public assez large pour l’aspect graphique. Le jeu se voulant peu violent avec un design très cartoon. Néanmoins, le jeu se veut tout de même mécaniquement assez complexe à manier. Ce qui fait que le jeu vise principalement un public majoritairement au dessus des 12 ans. Au niveau du profil de joueur. Je pense que mon jeu intéresserai plus des joueurs régulier et qui aime les graphisme simple avec des mécanique varié et un système de combat par combo. Le jeu pourrai éventuellement intéresser des joueurs casual qui cherche un jeu court et actif demandant un peu de réflexion.</text:p>
      <text:p text:style-name="P3"/>
      <text:p text:style-name="P3"/>
      <text:p text:style-name="P8">La tétrade élémentaire.</text:p>
      <text:p text:style-name="P8"/>
      <text:p text:style-name="P4">Le jeu se joue sur écran et se joue avec le clavier et la souris. Le jeu se voulait à l’origine un jeu possédant des designs réaliste pour le fond et cartoon pour les personnage, j’ai du opté pur un style plus simpliste en usant du pixel art pour des personnages facilement reconnaissable . Je voulait également que le thème du jeu se focalise dans la maintenance d’où les fond réaliste <text:span text:style-name="T1">flouter</text:span> présent dans le jeu. <text:span text:style-name="T1">Dans mon jeu, les règles sont simple. Il faut avancer dans chaque salle en résolvant les épreuves de chaque salle et en atteignant les moniteurs présent à chaque fin de salle et qui permette le déplacement entre les salles. À l’origine, le jeu se voulait être un metroidvania, souls-like mais à mesure que le projet avançait, je me suis rendu compte que mon projet s’inspirait de plus en plus sur un jeu de la playstation 1 nommé « l’odyssée d’Abe ». j’ai donc décider de continuer dans cette direction. </text:span><text:span text:style-name="T2">Nous avons donc le personnage nommé Réparion, qui se fraie un chemin dans un monde hostile et récoltant le plus d’énergie possible pour augmenter sa puissance.</text:span></text:p>
      <text:p text:style-name="P3"/>
      <text:p text:style-name="P3"/>
      <text:p text:style-name="P9">Boucles de gameplay</text:p>
      <text:p text:style-name="P9"/>
      <text:p text:style-name="P5">- objectif : devenir plus fort → challenge : vaincre des ennemis → récompense : gagner de l’expérience</text:p>
      <text:p text:style-name="P5">- objectif : progresser dans une salle → <text:span text:style-name="T3">challenge : vaincre des ennemis, déplacer des objets, sauter sur des obstacles → récompense : progression dans l’aventure</text:span></text:p>
      <text:p text:style-name="P5"/>
      <text:p text:style-name="P5"/>
      <text:p text:style-name="P10">l’interface</text:p>
      <text:p text:style-name="P10"/>
      <text:p text:style-name="P6">au niveau de l’interface, nous avons les points de vie du joueur représenter par une batterie qui perd de la charge à chaque point de vie perdu. On à également un indicateur de quand on change de mode de jeu entre le mode camera et le mode Reparion représenter en haut à gauche par °REC.</text:p>
      <text:p text:style-name="P6"/>
      <text:p text:style-name="P6"/>
      <text:p text:style-name="P14"/>
      <text:p text:style-name="P15">Storytelling</text:p>
      <text:p text:style-name="P14"/>
      <text:p text:style-name="P13">nous incarnons Reparion, un fichier qui c’est matérialiser dans le monde réel, dans un atelier de maintenance et qui affronte des créature chaotiques nommés buglians. Pour les vaincre il doit avancer dans chaque salle en relevant tout les défis qui s’opposent à lui et récolter le plus d’énergie buglians possible sans mourir pour que les buglians soit sceller le plus longtemps possible. Plus Reparion récolte d’énergie, plus les buglians seront sceller longtemps.</text:p>
      <text:p text:style-name="P13"/>
      <text:p text:style-name="P13"/>
      <text:p text:style-name="P14">Level design</text:p>
      <text:p text:style-name="P14"/>
      <text:p text:style-name="P13">le jeu commence dans l’atelier de maintenance. Un endroit sécuriser sans gros danger ou le joueur apprendra les mécaniques<text:span text:style-name="T4"> du jeu, les type d’ennemis, et à s’adapter à l’environnement dans lequel il est plonger. Je prévoyait également une suite dans une armoire électrique avec de nouveau ennemis et une accentuation du danger </text:span><text:span text:style-name="T5">mais par manque de temps, j’ai du me limiter à cette première partie.</text:span></text:p>
      <text:p text:style-name="P14"/>
      <text:p text:style-name="P6"/>
      <text:p text:style-name="P6"/>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4M41S</meta:editing-duration>
    <meta:editing-cycles>3</meta:editing-cycles>
    <meta:generator>LibreOffice/7.1.2.2$Windows_X86_64 LibreOffice_project/8a45595d069ef5570103caea1b71cc9d82b2aae4</meta:generator>
    <meta:creation-date>2023-06-03T15:33:54.992000000</meta:creation-date>
    <dc:date>2023-06-04T15:51:07.722000000</dc:date>
    <meta:document-statistic meta:table-count="0" meta:image-count="0" meta:object-count="0" meta:page-count="3" meta:paragraph-count="18" meta:word-count="555" meta:character-count="3249" meta:non-whitespace-character-count="2712"/>
  </office:meta>
</office:document-meta>
</file>